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1" svg:font-family="'Times New Roman'" style:font-family-generic="roman"/>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autospace="none"/>
    </style:style>
    <style:style style:name="P3" style:family="paragraph" style:parent-style-name="Standard">
      <style:paragraph-properties style:text-autospace="none"/>
      <style:text-properties style:font-name="Times New Roman1" fo:font-size="24pt" fo:language="sv" fo:country="SE" style:font-name-asian="Times New Roman1" style:font-size-asian="24pt" style:font-name-complex="Times New Roman1" style:font-size-complex="24pt"/>
    </style:style>
    <style:style style:name="P4" style:family="paragraph" style:parent-style-name="Standard">
      <style:paragraph-properties fo:text-align="justify" style:justify-single-word="false" style:text-autospace="none"/>
      <style:text-properties style:font-name="Times New Roman1" fo:font-size="11pt" fo:language="sv" fo:country="SE" fo:font-weight="normal" style:font-name-asian="Times New Roman1" style:font-size-asian="11pt" style:font-weight-asian="normal" style:font-name-complex="Times New Roman1" style:font-size-complex="11pt" style:font-weight-complex="normal"/>
    </style:style>
    <style:style style:name="P5" style:family="paragraph" style:parent-style-name="Standard">
      <style:paragraph-properties fo:text-align="justify" style:justify-single-word="false" style:text-autospace="none"/>
      <style:text-properties style:font-name="Times New Roman1" fo:font-size="11pt" fo:language="sv" fo:country="SE" fo:font-weight="bold" style:font-name-asian="Times New Roman1" style:font-size-asian="11pt" style:font-weight-asian="bold" style:font-name-complex="Times New Roman1" style:font-size-complex="11pt" style:font-weight-complex="bold"/>
    </style:style>
    <style:style style:name="P6" style:family="paragraph" style:parent-style-name="Standard">
      <style:paragraph-properties fo:text-align="justify" style:justify-single-word="false" style:text-autospace="none"/>
      <style:text-properties style:font-name="Times New Roman1" fo:font-size="11pt" fo:language="sv" fo:country="SE" fo:font-style="italic" fo:font-weight="normal" style:font-name-asian="Times New Roman1" style:font-size-asian="11pt" style:font-style-asian="italic" style:font-weight-asian="normal" style:font-name-complex="Times New Roman1" style:font-size-complex="11pt" style:font-style-complex="italic" style:font-weight-complex="normal"/>
    </style:style>
    <style:style style:name="P7" style:family="paragraph" style:parent-style-name="Standard">
      <style:paragraph-properties fo:text-align="justify" style:justify-single-word="false" style:text-autospace="none"/>
      <style:text-properties style:font-name="Times New Roman1" fo:font-size="12pt" fo:language="sv" fo:country="SE" fo:font-weight="normal" style:font-name-asian="Times New Roman1" style:font-size-asian="12pt" style:font-weight-asian="normal" style:font-name-complex="Times New Roman1" style:font-size-complex="12pt" style:font-weight-complex="normal"/>
    </style:style>
    <style:style style:name="P8" style:family="paragraph" style:parent-style-name="Standard">
      <style:paragraph-properties fo:text-align="justify" style:justify-single-word="false" style:text-autospace="none"/>
      <style:text-properties style:font-name="Times New Roman1" fo:font-size="12pt" fo:language="sv" fo:country="SE"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9" style:family="paragraph" style:parent-style-name="Standard">
      <style:paragraph-properties fo:text-align="center" style:justify-single-word="false" style:text-autospace="none"/>
    </style:style>
    <style:style style:name="P10" style:family="paragraph" style:parent-style-name="Standard">
      <style:paragraph-properties fo:text-align="start" style:justify-single-word="false" style:text-autospace="none"/>
    </style:style>
    <style:style style:name="P11" style:family="paragraph" style:parent-style-name="Standard">
      <style:paragraph-properties fo:margin-left="0cm" fo:margin-right="0cm" fo:text-align="justify" style:justify-single-word="false" fo:text-indent="1.27cm" style:auto-text-indent="false" style:text-autospace="none"/>
      <style:text-properties style:font-name="Times New Roman1" fo:font-size="11pt" fo:language="sv" fo:country="SE" fo:font-weight="normal" style:font-name-asian="Times New Roman1" style:font-size-asian="11pt" style:font-weight-asian="normal" style:font-name-complex="Times New Roman1" style:font-size-complex="11pt" style:font-weight-complex="normal"/>
    </style:style>
    <style:style style:name="P12" style:family="paragraph" style:parent-style-name="Standard">
      <style:paragraph-properties fo:margin-left="1.27cm" fo:margin-right="0cm" fo:text-align="justify" style:justify-single-word="false" fo:text-indent="0cm" style:auto-text-indent="false" style:text-autospace="none"/>
      <style:text-properties style:font-name="Times New Roman1" fo:font-size="11pt" fo:language="sv" fo:country="SE" fo:font-weight="normal" style:font-name-asian="Times New Roman1" style:font-size-asian="11pt" style:font-weight-asian="normal" style:font-name-complex="Times New Roman1" style:font-size-complex="11pt" style:font-weight-complex="normal"/>
    </style:style>
    <style:style style:name="P13" style:family="paragraph" style:parent-style-name="Standard" style:list-style-name="RTF_5f_Num_20_2">
      <style:paragraph-properties fo:margin-left="0.635cm" fo:margin-right="0cm" fo:text-align="justify" style:justify-single-word="false" fo:text-indent="0cm" style:auto-text-indent="false" style:text-autospace="none">
        <style:tab-stops/>
      </style:paragraph-properties>
      <style:text-properties style:font-name="Times New Roman1" fo:font-size="11pt" fo:language="sv" fo:country="SE" fo:font-weight="normal" style:font-name-asian="Times New Roman1" style:font-size-asian="11pt" style:font-weight-asian="normal" style:font-name-complex="Times New Roman1" style:font-size-complex="11pt" style:font-weight-complex="normal"/>
    </style:style>
    <style:style style:name="T1" style:family="text">
      <style:text-properties style:font-name="Times New Roman1" fo:font-size="16pt" fo:language="sv" fo:country="SE" style:font-name-asian="Times New Roman1" style:font-size-asian="16pt" style:font-name-complex="Times New Roman1" style:font-size-complex="16pt"/>
    </style:style>
    <style:style style:name="T2" style:family="text">
      <style:text-properties style:font-name="Times New Roman1" fo:font-size="16pt" fo:language="sv" fo:country="SE" fo:font-weight="bold" style:font-name-asian="Times New Roman1" style:font-size-asian="16pt" style:font-weight-asian="bold" style:font-name-complex="Times New Roman1" style:font-size-complex="16pt" style:font-weight-complex="bold"/>
    </style:style>
    <style:style style:name="T3" style:family="text">
      <style:text-properties style:font-name="Times New Roman1" fo:font-size="11pt" fo:language="sv" fo:country="SE" fo:font-weight="bold" style:font-name-asian="Times New Roman1" style:font-size-asian="11pt" style:font-weight-asian="bold" style:font-name-complex="Times New Roman1" style:font-size-complex="11pt" style:font-weight-complex="bold"/>
    </style:style>
    <style:style style:name="T4" style:family="text">
      <style:text-properties style:font-name="Times New Roman1" fo:font-size="11pt" fo:language="sv" fo:country="SE" fo:font-weight="normal" style:font-name-asian="Times New Roman1" style:font-size-asian="11pt" style:font-weight-asian="normal" style:font-name-complex="Times New Roman1" style:font-size-complex="11pt" style:font-weight-complex="normal"/>
    </style:style>
    <style:style style:name="T5" style:family="text">
      <style:text-properties style:font-name="Times New Roman1" fo:font-size="11pt" fo:language="sv" fo:country="SE" fo:font-style="normal" fo:font-weight="bold" style:font-name-asian="Times New Roman1" style:font-size-asian="11pt" style:font-style-asian="normal" style:font-weight-asian="bold" style:font-name-complex="Times New Roman1" style:font-size-complex="11pt" style:font-style-complex="normal" style:font-weight-complex="bold"/>
    </style:style>
    <style:style style:name="T6" style:family="text">
      <style:text-properties style:font-name="Times New Roman1" fo:font-size="11pt" fo:language="sv" fo:country="SE" fo:font-style="normal"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T7" style:family="text">
      <style:text-properties style:font-name="Times New Roman1" fo:font-size="12pt" fo:language="sv" fo:country="SE" fo:font-weight="normal" style:font-name-asian="Times New Roman1" style:font-size-asian="12pt" style:font-weight-asian="normal" style:font-name-complex="Times New Roman1" style:font-size-complex="12pt" style:font-weight-complex="normal"/>
    </style:style>
    <style:style style:name="T8" style:family="text">
      <style:text-properties style:font-name="Times New Roman1" fo:font-size="12pt" fo:language="sv" fo:country="SE" fo:font-style="italic" fo:font-weight="normal" style:font-name-asian="Times New Roman1" style:font-size-asian="12pt" style:font-style-asian="italic" style:font-weight-asian="normal" style:font-name-complex="Times New Roman1" style:font-size-complex="12pt" style:font-style-complex="italic" style:font-weight-complex="normal"/>
    </style:style>
    <style:style style:name="T9" style:family="text">
      <style:text-properties style:font-name="Times New Roman1" fo:font-size="12pt" fo:language="sv" fo:country="SE"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10" style:family="text">
      <style:text-properties style:font-name="Courier" fo:font-size="12pt" fo:language="sv" fo:country="SE" fo:font-weight="normal" style:font-name-asian="Courier" style:font-size-asian="12pt" style:font-weight-asian="normal" style:font-name-complex="Courier" style:font-size-complex="12pt" style:font-weight-complex="normal"/>
    </style:style>
    <style:style style:name="T11" style:family="text">
      <style:text-properties style:font-name="Courier" fo:font-size="12pt" fo:language="sv" fo:country="SE" fo:font-style="normal" fo:font-weight="normal" style:font-name-asian="Courier" style:font-size-asian="12pt" style:font-style-asian="normal" style:font-weight-asian="normal" style:font-name-complex="Courier" style:font-size-complex="12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igenv - processkommunikation med pipes</text:p>
      <text:p text:style-name="P9"><text:span text:style-name="T1">ID2206/ID2200 (fd 2G1520/2G1504) Operativsystem</text:span></text:p>
      <text:p text:style-name="P2"><text:span text:style-name="T2"/></text:p>
      <text:p text:style-name="P2"><text:span text:style-name="T3">Problembeskrivning<text:line-break/></text:span><text:span text:style-name="T4">Skapa ett program som använder sig utav pipes för kommunikation mellan processer.</text:span></text:p>
      <text:p text:style-name="P4">Vår uppgift var att skriva ett program i C för att göra motsvarande detta kommando</text:p>
      <text:p text:style-name="P4"><text:tab/>”printenv | grep | sort | less”</text:p>
      <text:p text:style-name="P4">i Unix liknande miljö. </text:p>
      <text:p text:style-name="P7"/>
      <text:p text:style-name="P2"><text:span text:style-name="T3">Programbeskrivning<text:line-break/></text:span><text:span text:style-name="T4">Vi börjar med att initiera de pipes (3 pipes) och variabler vi tänker använda. Därefter följer de fyra child processerna:</text:span></text:p>
      <text:p text:style-name="P4">1. printenv</text:p>
      <text:p text:style-name="P11">Ändrar STDOUT till pipe env_grep, sen stäng pipen med pipecloser(env_grep).</text:p>
      <text:p text:style-name="P11">printenv kommer hämta miljövariablerna och skriva dessa till pipen.</text:p>
      <text:p text:style-name="P4">2. grep</text:p>
      <text:p text:style-name="P12">Ändrar STDOUT till pipe grep_sort och STDIN till pipe env_grep, sen stänger pipes med pipecloser(env_grep) och pipecloser(grep_sort).</text:p>
      <text:p text:style-name="P12">grep filtrerar skrift från pipen efter filter givna från användaren.</text:p>
      <text:p text:style-name="P12">grep kommer dock ej köras om användare inte har specificerat några argument vid program start.</text:p>
      <text:p text:style-name="P4">3. sort</text:p>
      <text:p text:style-name="P12">Ändrar STDOUT till pipe sort_less och STDIN till pipe grep_sort, sen stänger pipes med pipecloser(env_grep), pipecloser(grep_sort) och pipecloser(sort_less).</text:p>
      <text:p text:style-name="P12">sort sorterar text i bokstavsordning och skriver detta till pipe.</text:p>
      <text:p text:style-name="P4">4. less</text:p>
      <text:p text:style-name="P12">Ändrar inte STDOUT eftersom vi vill att den nu ska skriva till terminalen men vi ändrar STDIN till pipe sort_less, sedan stänger vi samtliga pipes.</text:p>
      <text:p text:style-name="P4"/>
      <text:p text:style-name="P4">Sist i programmet stänger vi igen all pipes i parent processen och går in i en for-loop som väntar på att varje child-process är klar. Om man inte gör detta, hinner childprocesserna aldrig bli klara innan parent avslutas. Detta medför att childprocesserna blir liggande som zombies och programmet kommer inte fungera i sin helhet.</text:p>
      <text:p text:style-name="P4"/>
      <text:p text:style-name="P4">Vi valde att göra på detta sätt för att </text:p>
      <text:list xml:id="list36620152" text:style-name="RTF_5f_Num_20_2">
        <text:list-item>
          <text:p text:style-name="P13">det fungerade inte att initiera pipes allteftersom man behövde dem innan respektive fork(). Dessutom blir det mera överskådligt när alla pipes ligger på samma ställe i koden.</text:p>
        </text:list-item>
        <text:list-item>
          <text:p text:style-name="P13">denna lösning är rakt på sak och vi använder lite extra funktioner som pipecloser för att få en mera lättläst kod. Man kan säga att detta var en enkel lösning på problemet.</text:p>
        </text:list-item>
      </text:list>
      <text:p text:style-name="P5"/>
      <text:p text:style-name="P4">De hjälpfunktioner vi använder är:</text:p>
      <text:p text:style-name="P6">choosePager()</text:p>
      <text:p text:style-name="P4"><text:tab/>Denna funktion kontrollerar vilken pager som finns fördefinierad i miljövariablerna.</text:p>
      <text:p text:style-name="P4"><text:tab/>Finns det ingen definierad använder vi less.</text:p>
      <text:p text:style-name="P4"><text:tab/>Senare i koden kontrollerar vi dessutom om less finns tillgängligt genom att fånga <text:tab/>felmeddelande vid exekvering. Finns inte less, körs more.</text:p>
      <text:p text:style-name="P6">pipeCloser(int p[])</text:p>
      <text:p text:style-name="P4"><text:tab/>Denna funktion tar in en int-array. Denna array pekar på den filedescriptor som avses <text:tab/>stängas.</text:p>
      <text:p text:style-name="P4"><text:tab/>Det sker också en kontroll om det inte skulle gå att stänga en pipe, och skriver då ut ett <text:tab/>felmeddelande.</text:p>
      <text:p text:style-name="P5"/>
      <text:p text:style-name="P5">Filkatalog<text:line-break/></text:p>
      <text:p text:style-name="P2"><text:span text:style-name="T7">Ange i vilken filkatalog (t.ex. </text:span><text:span text:style-name="T10">~pelle/os/lab1/</text:span><text:span text:style-name="T7">) du sparat din källkod och ditt</text:span></text:p>
      <text:p text:style-name="P7">program. Ange också vad dina filer heter.</text:p>
      <text:p text:style-name="P2"><text:span text:style-name="T8">OBS! </text:span><text:span text:style-name="T9">Se till så att filerna är läsbara för assistenterna (se 3.4 ).</text:span></text:p>
      <text:p text:style-name="P2"><text:soft-page-break/><text:span text:style-name="T9"/></text:p>
      <text:p text:style-name="P10"><text:span text:style-name="T5">Utskrift med kompileringskommandon och körningar</text:span><text:span text:style-name="T9"><text:line-break/></text:span></text:p>
      <text:p text:style-name="P10"><text:span text:style-name="T9">Bifoga en utskrift (t.ex. skapad med</text:span></text:p>
      <text:p text:style-name="P2"><text:span text:style-name="T11">script(1)</text:span><text:span text:style-name="T9">) som visar hur du kompilerat och kört ditt program. Speciellt viktigt är att du beskriver vilken kompilator du använt, alla använda kompileringsdirektiv och -flaggor eftersom vi som stickprov kommer att omkompilera dina program. Visa några typiska testkörningar. Visa såväl indata som utdata. När vi läser din rapport kommer vi att pröva dina exempel, samt naturligtvis våra egna.</text:span></text:p>
      <text:p text:style-name="P2"><text:span text:style-name="T9"/></text:p>
      <text:p text:style-name="P10"><text:span text:style-name="T5">Verksamhetsberättelse och synpunkter på laborationen<text:line-break/></text:span><text:span text:style-name="T6">Vi arbetade cirka en vecka med labben och började med att läsa labPM, därefter förenkla uppgiften given med psudo kod och lite figurer som beskriver hur pipes och processer. Då vi trodde vi hade en stabil lösning på hur programmet skulle se ut jagade vi syntax errors i några dagar. Slutligen fick vi en rätt okej lösning men vi blev tvugna att kasta om pipes till början av koden och göra en rejäl kontroll på att vi stänger alla pipes som använts.</text:span></text:p>
      <text:p text:style-name="P8"/>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1" svg:font-family="'Times New Roman'" style:font-family-generic="roman"/>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RTF_5f_Num_20_2_20_1" style:display-name="RTF_Num 2 1" style:family="text">
      <style:text-properties style:font-name="Times New Roman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suffix="." style:num-format="1" text:start-value="2">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8-11-28T16:59:59.91</meta:creation-date>
    <dc:date>2008-11-28T17:02:01.17</dc:date>
    <meta:editing-duration>PT00H02M01S</meta:editing-duration>
    <meta:editing-cycles>2</meta:editing-cycles>
    <meta:generator>OpenOffice.org/3.0$Win32 OpenOffice.org_project/300m9$Build-9358</meta:generator>
    <meta:document-statistic meta:table-count="0" meta:image-count="0" meta:object-count="0" meta:page-count="2" meta:paragraph-count="39" meta:word-count="586" meta:character-count="3737"/>
  </office:meta>
</office:document-meta>
</file>